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0066ff" draw:opacity="100%"/>
      <style:paragraph-properties fo:text-align="center" style:justify-single-word="false" fo:background-color="#0066ff"/>
      <style:text-properties fo:color="#ffffff" style:font-name="Liberation Sans" fo:font-size="14pt" officeooo:rsid="000ce028" officeooo:paragraph-rsid="000ce028" style:font-size-asian="14pt" style:font-size-complex="14pt"/>
    </style:style>
    <style:style style:name="P2" style:family="paragraph" style:parent-style-name="Standard">
      <style:text-properties officeooo:rsid="000ce028" officeooo:paragraph-rsid="000ce028"/>
    </style:style>
    <style:style style:name="P3" style:family="paragraph" style:parent-style-name="Standard">
      <style:text-properties style:font-name="Liberation Sans" officeooo:rsid="000ce028" officeooo:paragraph-rsid="000ce028"/>
    </style:style>
    <style:style style:name="P4" style:family="paragraph" style:parent-style-name="Standard">
      <style:text-properties style:font-name="Liberation Sans" officeooo:rsid="00109ebe" officeooo:paragraph-rsid="00109ebe"/>
    </style:style>
    <style:style style:name="P5" style:family="paragraph" style:parent-style-name="Standard">
      <style:text-properties style:font-name="Liberation Sans" officeooo:rsid="0012427f" officeooo:paragraph-rsid="0012427f"/>
    </style:style>
    <style:style style:name="P6" style:family="paragraph" style:parent-style-name="Standard">
      <style:text-properties style:font-name="Liberation Sans" officeooo:rsid="0012ddfe" officeooo:paragraph-rsid="0012ddfe"/>
    </style:style>
    <style:style style:name="P7" style:family="paragraph" style:parent-style-name="Standard">
      <style:text-properties style:font-name="Liberation Sans" officeooo:rsid="0013719f" officeooo:paragraph-rsid="0013719f"/>
    </style:style>
    <style:style style:name="P8" style:family="paragraph" style:parent-style-name="Standard">
      <style:text-properties style:font-name="Liberation Sans" officeooo:rsid="000e940c" officeooo:paragraph-rsid="000e940c"/>
    </style:style>
    <style:style style:name="P9" style:family="paragraph" style:parent-style-name="Standard">
      <style:text-properties style:font-name="Liberation Sans" officeooo:rsid="0013a9d2" officeooo:paragraph-rsid="0013a9d2"/>
    </style:style>
    <style:style style:name="P10" style:family="paragraph" style:parent-style-name="Standard">
      <style:text-properties style:font-name="Courier 10 Pitch" officeooo:rsid="000ce028" officeooo:paragraph-rsid="000ce028"/>
    </style:style>
    <style:style style:name="P11" style:family="paragraph" style:parent-style-name="Standard">
      <style:text-properties style:font-name="Courier 10 Pitch" officeooo:rsid="000e940c" officeooo:paragraph-rsid="000e940c"/>
    </style:style>
    <style:style style:name="P12" style:family="paragraph" style:parent-style-name="Standard">
      <style:text-properties style:font-name="Courier 10 Pitch" officeooo:rsid="000f5556" officeooo:paragraph-rsid="000f5556"/>
    </style:style>
    <style:style style:name="P13" style:family="paragraph" style:parent-style-name="Standard">
      <style:text-properties style:font-name="Courier 10 Pitch" officeooo:rsid="00109ebe" officeooo:paragraph-rsid="00109ebe"/>
    </style:style>
    <style:style style:name="P14" style:family="paragraph" style:parent-style-name="Standard">
      <style:text-properties style:font-name="Courier 10 Pitch" officeooo:rsid="0013719f" officeooo:paragraph-rsid="0013719f"/>
    </style:style>
    <style:style style:name="P15" style:family="paragraph" style:parent-style-name="Standard">
      <style:text-properties style:font-name="Courier 10 Pitch" officeooo:rsid="0013a9d2" officeooo:paragraph-rsid="000f5556"/>
    </style:style>
    <style:style style:name="P16" style:family="paragraph" style:parent-style-name="Standard" style:list-style-name="L1">
      <style:text-properties style:font-name="Liberation Sans" officeooo:rsid="000ce028" officeooo:paragraph-rsid="000ce028"/>
    </style:style>
    <style:style style:name="P17" style:family="paragraph" style:parent-style-name="Standard">
      <style:text-properties style:font-name="Liberation Sans" officeooo:rsid="0013719f" officeooo:paragraph-rsid="0013719f"/>
    </style:style>
    <style:style style:name="P18" style:family="paragraph" style:parent-style-name="Standard">
      <style:text-properties style:font-name="Liberation Sans" fo:font-size="9pt" officeooo:rsid="0013a9d2" officeooo:paragraph-rsid="0013a9d2" style:font-size-asian="9pt" style:font-size-complex="9pt"/>
    </style:style>
    <style:style style:name="P19" style:family="paragraph" style:parent-style-name="Standard">
      <style:text-properties style:font-name="Courier 10 Pitch" officeooo:rsid="0015c0a4" officeooo:paragraph-rsid="0015c0a4"/>
    </style:style>
    <style:style style:name="P20" style:family="paragraph" style:parent-style-name="Standard">
      <style:text-properties style:font-name="Courier 10 Pitch" officeooo:rsid="000e940c" officeooo:paragraph-rsid="000e940c"/>
    </style:style>
    <style:style style:name="P21" style:family="paragraph" style:parent-style-name="Standard">
      <style:text-properties style:font-name="Courier 10 Pitch" officeooo:rsid="000e940c" officeooo:paragraph-rsid="0015c0a4"/>
    </style:style>
    <style:style style:name="P22" style:family="paragraph" style:parent-style-name="Standard">
      <style:text-properties style:font-name="Courier 10 Pitch" fo:font-size="8pt" officeooo:rsid="000e940c" officeooo:paragraph-rsid="000e940c" style:font-size-asian="8pt" style:font-size-complex="8pt"/>
    </style:style>
    <style:style style:name="P23" style:family="paragraph" style:parent-style-name="Standard">
      <style:text-properties style:font-name="Courier 10 Pitch" fo:font-size="8pt" officeooo:rsid="00170e3c" officeooo:paragraph-rsid="00170e3c" style:font-size-asian="8pt" style:font-size-complex="8pt"/>
    </style:style>
    <style:style style:name="P24" style:family="paragraph" style:parent-style-name="Standard">
      <style:text-properties style:font-name="Courier 10 Pitch" fo:font-size="9pt" officeooo:rsid="000ce028" officeooo:paragraph-rsid="000ce028" style:font-size-asian="9pt" style:font-size-complex="9pt"/>
    </style:style>
    <style:style style:name="P25" style:family="paragraph" style:parent-style-name="Standard">
      <style:text-properties style:font-name="Courier 10 Pitch" fo:font-size="9pt" officeooo:rsid="000ce028" officeooo:paragraph-rsid="0015c0a4" style:font-size-asian="9pt" style:font-size-complex="9pt"/>
    </style:style>
    <style:style style:name="P26" style:family="paragraph" style:parent-style-name="Standard">
      <style:text-properties style:font-name="Courier 10 Pitch" fo:font-size="9pt" officeooo:rsid="0015c0a4" officeooo:paragraph-rsid="0015c0a4" style:font-size-asian="9pt" style:font-size-complex="9pt"/>
    </style:style>
    <style:style style:name="P27" style:family="paragraph" style:parent-style-name="Standard">
      <style:text-properties style:font-name="Courier 10 Pitch" fo:font-size="9pt" officeooo:rsid="000e940c" officeooo:paragraph-rsid="000e940c" style:font-size-asian="9pt" style:font-size-complex="9pt"/>
    </style:style>
    <style:style style:name="P28" style:family="paragraph" style:parent-style-name="Standard">
      <style:text-properties style:font-name="Courier 10 Pitch" fo:font-size="9pt" officeooo:rsid="000e940c" officeooo:paragraph-rsid="00170e3c" style:font-size-asian="9pt" style:font-size-complex="9pt"/>
    </style:style>
    <style:style style:name="P29" style:family="paragraph" style:parent-style-name="Standard">
      <style:text-properties style:font-name="Courier 10 Pitch" fo:font-size="9pt" officeooo:rsid="00170e3c" officeooo:paragraph-rsid="00170e3c" style:font-size-asian="9pt" style:font-size-complex="9pt"/>
    </style:style>
    <style:style style:name="P30" style:family="paragraph" style:parent-style-name="Standard">
      <style:text-properties style:font-name="Courier 10 Pitch" fo:font-size="9pt" officeooo:rsid="000f5556" officeooo:paragraph-rsid="00170e3c" style:font-size-asian="9pt" style:font-size-complex="9pt"/>
    </style:style>
    <style:style style:name="P31" style:family="paragraph" style:parent-style-name="Standard">
      <style:text-properties style:font-name="Courier 10 Pitch" fo:font-size="9pt" officeooo:rsid="000f5556" officeooo:paragraph-rsid="000f5556" style:font-size-asian="9pt" style:font-size-complex="9pt"/>
    </style:style>
    <style:style style:name="P32" style:family="paragraph" style:parent-style-name="Standard">
      <style:text-properties style:font-name="Courier 10 Pitch" fo:font-size="9pt" officeooo:rsid="000f5556" officeooo:paragraph-rsid="0018c79c" style:font-size-asian="9pt" style:font-size-complex="9pt"/>
    </style:style>
    <style:style style:name="P33" style:family="paragraph" style:parent-style-name="Standard">
      <style:text-properties style:font-name="Courier 10 Pitch" fo:font-size="9pt" officeooo:rsid="0018c79c" officeooo:paragraph-rsid="0018c79c" style:font-size-asian="9pt" style:font-size-complex="9pt"/>
    </style:style>
    <style:style style:name="P34" style:family="paragraph" style:parent-style-name="Standard">
      <style:text-properties style:font-name="Courier 10 Pitch" officeooo:rsid="00109ebe" officeooo:paragraph-rsid="00109ebe"/>
    </style:style>
    <style:style style:name="P35" style:family="paragraph" style:parent-style-name="Standard">
      <style:text-properties style:font-name="Courier 10 Pitch" officeooo:rsid="000f5556" officeooo:paragraph-rsid="000f5556"/>
    </style:style>
    <style:style style:name="P36" style:family="paragraph" style:parent-style-name="Standard">
      <style:text-properties style:font-name="Courier 10 Pitch" officeooo:rsid="000f5556" officeooo:paragraph-rsid="0013a9d2"/>
    </style:style>
    <style:style style:name="T1" style:family="text">
      <style:text-properties officeooo:rsid="00109ebe"/>
    </style:style>
    <style:style style:name="T2" style:family="text">
      <style:text-properties officeooo:rsid="0012427f"/>
    </style:style>
    <style:style style:name="T3" style:family="text">
      <style:text-properties officeooo:rsid="0013719f"/>
    </style:style>
    <style:style style:name="T4" style:family="text">
      <style:text-properties officeooo:rsid="0013a9d2"/>
    </style:style>
    <style:style style:name="T5" style:family="text">
      <style:text-properties officeooo:rsid="0014ed1f"/>
    </style:style>
    <style:style style:name="T6" style:family="text">
      <style:text-properties officeooo:rsid="0015c0a4"/>
    </style:style>
    <style:style style:name="T7" style:family="text">
      <style:text-properties officeooo:rsid="00170e3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5c0a4" style:font-size-asian="8pt" style:font-size-complex="8pt"/>
    </style:style>
    <style:style style:name="T10" style:family="text">
      <style:text-properties officeooo:rsid="0018c7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PSDRProgrammer_<text:span text:style-name="T5">cmd</text:span> is a cross platform command command line program <text:span text:style-name="T1">with most the functionality of the HPSDRProgrammer <text:s/>but as a command line program. <text:s/>It can be used to: </text:span></text:p>
      <text:list xml:id="list6207906068707664738" text:style-name="L1">
        <text:list-header>
          <text:p text:style-name="P16"/>
        </text:list-header>
        <text:list-item>
          <text:p text:style-name="P16">Detecting the network connected to your computer</text:p>
        </text:list-item>
        <text:list-item>
          <text:p text:style-name="P16">Detecting HPSDR board<text:span text:style-name="T1">(s)</text:span> on one of your networks</text:p>
        </text:list-item>
        <text:list-item>
          <text:p text:style-name="P16">Changing the IPv4 address of your HPSDR board.</text:p>
        </text:list-item>
        <text:list-item>
          <text:p text:style-name="P16">Or specifying the address to come from DHCP</text:p>
        </text:list-item>
        <text:list-item>
          <text:p text:style-name="P16">Erasing and Programming firmware into the FPGA of your HPSDR Board by talking with the previous firmware.</text:p>
        </text:list-item>
      </text:list>
      <text:p text:style-name="P3"/>
      <text:p text:style-name="P4">The program will run on Linux, MacOS and Windows and can run on amd64, 386, arm architectures.</text:p>
      <text:p text:style-name="P4"/>
      <text:p text:style-name="P4">I did most of the development on the Linux 64 platform so that is the most thoroughly tested platform. </text:p>
      <text:p text:style-name="P4"/>
      <text:p text:style-name="P4">I will demonstrate the use of the program and describe platform differences we will start with Linux.</text:p>
      <text:p text:style-name="P4"/>
      <text:p text:style-name="P4">At the command prompt represented here as the “$” we type the name of the program in the directory where you put the executable file. <text:s/>Note that on Linux you need to put the path to the program using “./” to indicate the current working directory.</text:p>
      <text:p text:style-name="P4">To start we just type the program name.</text:p>
      <text:p text:style-name="P2"/>
      <text:p text:style-name="P26">$ ./HPSDRProgrammer_cmd</text:p>
      <text:p text:style-name="P25"><text:span text:style-name="T6">HPSDRProgrammer_cmd <text:s/>version:(0.2.6)</text:span></text:p>
      <text:p text:style-name="P25"><text:span text:style-name="T6">2016/08/14 13:38:17 <text:s text:c="4"/>By Dave KV0S, 2014-11-24, GPL2 </text:span></text:p>
      <text:p text:style-name="P25"/>
      <text:p text:style-name="P25"><text:span text:style-name="T6">2016/08/14 13:38:17 <text:s text:c="8"/>Protocol: &gt;1.7 </text:span></text:p>
      <text:p text:style-name="P25"><text:span text:style-name="T6">2016/08/14 13:38:17 <text:s text:c="4"/>Last Updated: 2016-8-13 </text:span></text:p>
      <text:p text:style-name="P25"/>
      <text:p text:style-name="P25"><text:span text:style-name="T6">2016/08/14 13:38:17 <text:s text:c="4"/>For a list of commands use -help </text:span></text:p>
      <text:p text:style-name="P25"/>
      <text:p text:style-name="P25"><text:span text:style-name="T6">2016/08/14 13:38:17 <text:s text:c="4"/>1 - lo ()</text:span></text:p>
      <text:p text:style-name="P25"><text:span text:style-name="T6">2016/08/14 13:38:17 <text:s text:c="4"/>2 - enp9s7 (00:60:97:98:72:c2)</text:span></text:p>
      <text:p text:style-name="P25"><text:span text:style-name="T6">2016/08/14 13:38:17 <text:s text:c="4"/>3 - enp0s20 (00:1f:c6:7e:52:de)</text:span> </text:p>
      <text:p text:style-name="P24"/>
      <text:p text:style-name="P4">Here we get the name of the program the version the author and the license, and the date of last update. There is a reminder the -help provides a help screen.</text:p>
      <text:p text:style-name="P4"/>
      <text:p text:style-name="P4">It also lists the interfaces on this computer.</text:p>
      <text:p text:style-name="P4"><text:s/>In this case we have lo which is a loopback, e<text:span text:style-name="T6">np9s7</text:span> which is ethern<text:span text:style-name="T6">et</text:span> 0 and <text:span text:style-name="T6">enp0s20</text:span> which erthernet 1.</text:p>
      <text:p text:style-name="P4"/>
      <text:p text:style-name="P4"/>
      <text:p text:style-name="P10"/>
      <text:p text:style-name="P4">If we type the command with the -help switch we get the following.</text:p>
      <text:p text:style-name="P13"/>
      <text:p text:style-name="P13"/>
      <text:p text:style-name="P24"><text:soft-page-break/>$./HPSDRProgrammer_<text:span text:style-name="T6">cmd</text:span> <text:s/>--help </text:p>
      <text:p text:style-name="P26">Usage of /tmp/go-build884712760/command-line-arguments/_obj/exe/HPSDRProgrammer_cmd:</text:p>
      <text:p text:style-name="P26"><text:s text:c="2"/>-ddelay int</text:p>
      <text:p text:style-name="P26"><text:s text:c="4"/><text:tab/>Discovery delay before a rediscovery (default 8)</text:p>
      <text:p text:style-name="P26"><text:s text:c="2"/>-debug string</text:p>
      <text:p text:style-name="P26"><text:s text:c="4"/><text:tab/>Turn debugging and output type, (none, dec, hex) (default "none")</text:p>
      <text:p text:style-name="P26"><text:s text:c="2"/>-edelay int</text:p>
      <text:p text:style-name="P26"><text:s text:c="4"/><text:tab/>Discovery delay before a rediscovery (default 60)</text:p>
      <text:p text:style-name="P26"><text:s text:c="2"/>-index int</text:p>
      <text:p text:style-name="P26"><text:s text:c="4"/><text:tab/>Select one interface by number</text:p>
      <text:p text:style-name="P26"><text:s text:c="2"/>-load string</text:p>
      <text:p text:style-name="P26"><text:s text:c="4"/><text:tab/>Load a saved command file from default or a named file (default "none")</text:p>
      <text:p text:style-name="P26"><text:s text:c="2"/>-save string</text:p>
      <text:p text:style-name="P26"><text:s text:c="4"/><text:tab/>Save these current flags for future use in default or a named file (default "none")</text:p>
      <text:p text:style-name="P26"><text:s text:c="2"/>-selectMAC string</text:p>
      <text:p text:style-name="P26"><text:s text:c="4"/><text:tab/>Select Board by MAC address (default "none")</text:p>
      <text:p text:style-name="P26"><text:s text:c="2"/>-setIP string</text:p>
      <text:p text:style-name="P26"><text:s text:c="4"/><text:tab/>Set IP address, unused number from your subnet or 0.0.0.0 for DHCP (default "none")</text:p>
      <text:p text:style-name="P26"><text:s text:c="2"/>-setRBF string</text:p>
      <text:p text:style-name="P26"><text:s text:c="4"/><text:tab/>Select the RBF file to write to the board (default "none")</text:p>
      <text:p text:style-name="P26"><text:s text:c="2"/>-settings string</text:p>
      <text:p text:style-name="P26"><text:s text:c="4"/><text:tab/>Show the settings values (show) (default "none")</text:p>
      <text:p text:style-name="P26">exit status 2</text:p>
      <text:p text:style-name="P19"/>
      <text:p text:style-name="P4">This lists the available switches their default values and a description of the the switch will do. </text:p>
      <text:p text:style-name="P10"/>
      <text:p text:style-name="P4">Because on some machine the setting of these switched are long, There also is a mechanism to sane the users switch settings. <text:span text:style-name="T2">The follow is how to see the current saved settings. <text:s/>If no setting have been saved these will be set to the default values.</text:span></text:p>
      <text:p text:style-name="P10"/>
      <text:p text:style-name="P24">$./HPSDRProgrammer_<text:span text:style-name="T6">cmd</text:span> <text:s/>-settings=show </text:p>
      <text:p text:style-name="P25"><text:s text:c="4"/><text:span text:style-name="T6">2016/08/14 13:42:03 <text:s text:c="4"/>Saved Settings: </text:span></text:p>
      <text:p text:style-name="P26">2016/08/14 13:42:03 <text:s text:c="9"/>Interface: none</text:p>
      <text:p text:style-name="P26">2016/08/14 13:42:03 <text:s text:c="13"/>Index: 0</text:p>
      <text:p text:style-name="P26">2016/08/14 13:42:03 <text:s text:c="10"/>Filename: none</text:p>
      <text:p text:style-name="P26">2016/08/14 13:42:03 <text:s text:c="6"/>Selected MAC: (none)</text:p>
      <text:p text:style-name="P26">2016/08/14 13:42:03 <text:s text:c="12"/>SetRBF: none</text:p>
      <text:p text:style-name="P26">2016/08/14 13:42:03 <text:s text:c="13"/>Debug: none</text:p>
      <text:p text:style-name="P26">2016/08/14 13:42:03 <text:s text:c="12"/>Ddelay: 8</text:p>
      <text:p text:style-name="P26">2016/08/14 13:42:03 <text:s text:c="12"/>Edelay: 60</text:p>
      <text:p text:style-name="P26">2016/08/14 13:42:03 <text:s text:c="5"/>Temp settings: </text:p>
      <text:p text:style-name="P26">2016/08/14 13:42:03 <text:s text:c="10"/>Settings: show</text:p>
      <text:p text:style-name="P26">2016/08/14 13:42:03 <text:s text:c="13"/>SetIP: none</text:p>
      <text:p text:style-name="P26">2016/08/14 13:42:03 <text:s text:c="14"/>Save: none</text:p>
      <text:p text:style-name="P26">2016/08/14 13:42:03 <text:s text:c="14"/>Load: none</text:p>
      <text:p text:style-name="P26">2016/08/14 13:42:03 <text:s text:c="4"/>1 - lo ()</text:p>
      <text:p text:style-name="P26">2016/08/14 13:42:03 <text:s text:c="4"/>2 - enp9s7 (00:60:97:98:72:c2)</text:p>
      <text:p text:style-name="P26">2016/08/14 13:42:03 <text:s text:c="4"/>3 - enp0s20 (00:1f:c6:7e:52:de)</text:p>
      <text:p text:style-name="P10"><text:s text:c="6"/></text:p>
      <text:p text:style-name="P10"/>
      <text:p text:style-name="P5">You can use saved setting for some items and command line settings for other items. The save settings are read first then the current command line.</text:p>
      <text:p text:style-name="P10"/>
      <text:p text:style-name="P6">If you select an interface the program will list some useful information about the computer you are using and list all HPSDR boards found on the <text:s/>selected interface.</text:p>
      <text:p text:style-name="P6"><text:soft-page-break/></text:p>
      <text:p text:style-name="P24">$./HPSDRProgrammer_<text:span text:style-name="T6">cmd</text:span> <text:s/>-in<text:span text:style-name="T6">dex</text:span>=<text:span text:style-name="T6">3</text:span> </text:p>
      <text:p text:style-name="P25"><text:s/><text:span text:style-name="T6">2016/08/14 13:44:43 <text:s text:c="10"/>Computer: (00:1f:c6:7e:52:de)</text:span></text:p>
      <text:p text:style-name="P26">2016/08/14 13:44:43 <text:s text:c="16"/>OS: linux (amd64) 4 CPU(s)</text:p>
      <text:p text:style-name="P26">2016/08/14 13:44:43 <text:s text:c="10"/>Username: Dave Larsen (dlarsen) /home/dlarsen</text:p>
      <text:p text:style-name="P26">2016/08/14 13:44:43 <text:s text:c="14"/>IPV4: 192.168.1.10</text:p>
      <text:p text:style-name="P26">2016/08/14 13:44:43 <text:s text:c="14"/>IPV6: fe80::a67d:e56b:c779:7811</text:p>
      <text:p text:style-name="P26">2016/08/14 13:44:43 <text:s text:c="10"/>Discover: 192.168.1.10:0 -&gt; 255.255.255.255:1024</text:p>
      <text:p text:style-name="P26">2016/08/14 13:44:43 <text:s text:c="5"/>Received data: 60 bytes from 192.168.1.26:1024</text:p>
      <text:p text:style-name="P26">2016/08/14 13:44:43 </text:p>
      <text:p text:style-name="P26">2016/08/14 13:44:43 <text:s text:c="8"/>Board Type: HERMES</text:p>
      <text:p text:style-name="P26">2016/08/14 13:44:43 <text:s text:c="7"/>HPSDR Board: (0:4:a3:64:25:95)</text:p>
      <text:p text:style-name="P26">2016/08/14 13:44:43 <text:s text:c="5"/>Board Address: 192.168.1.26:1024</text:p>
      <text:p text:style-name="P26">2016/08/14 13:44:43 <text:s text:c="10"/>Protocol: 2.3</text:p>
      <text:p text:style-name="P26">2016/08/14 13:44:43 <text:s text:c="10"/>Firmware: 10.0</text:p>
      <text:p text:style-name="P26">2016/08/14 13:44:43 <text:s text:c="9"/>Receivers: 2</text:p>
      <text:p text:style-name="P26">2016/08/14 13:44:43 <text:s text:c="7"/>Freq. Input: Phase_word</text:p>
      <text:p text:style-name="P26">2016/08/14 13:44:43 <text:s text:c="12"/>Status: not running</text:p>
      <text:p text:style-name="P27"/>
      <text:p text:style-name="P6">Note one of the items it to tells you if the board on the interface is currently in use <text:span text:style-name="T3">on the current interface. <text:s/>Note the Hermes listed here is in use.</text:span></text:p>
      <text:p text:style-name="P11"/>
      <text:p text:style-name="P11"/>
      <text:p text:style-name="P11"/>
      <text:p text:style-name="P11"/>
      <text:p text:style-name="P11"/>
      <text:p text:style-name="P7">The HPSDRProgrammer_<text:span text:style-name="T6">cmd</text:span> can change the firmware if the old firmware is UDP enabled. Here is an example of updating the firmware on the Hermes board.</text:p>
      <text:p text:style-name="P11"/>
      <text:p text:style-name="P28"><text:s/><text:span text:style-name="T8">$./HPSDRProgrammer_</text:span><text:span text:style-name="T9">cmd -index=3 -selectMAC=0:4:a3:64:25:95 -setRBF=/home/dlarsen/Downloads/Hermes_16_bit_14_Aug.rbf</text:span></text:p>
      <text:p text:style-name="P23">2016/08/14 13:51:10 <text:s text:c="10"/>Computer: (00:1f:c6:7e:52:de)</text:p>
      <text:p text:style-name="P23">2016/08/14 13:51:10 <text:s text:c="16"/>OS: linux (amd64) 4 CPU(s)</text:p>
      <text:p text:style-name="P23">2016/08/14 13:51:10 <text:s text:c="10"/>Username: Dave Larsen (dlarsen) /home/dlarsen</text:p>
      <text:p text:style-name="P23">2016/08/14 13:51:10 <text:s text:c="14"/>IPV4: 192.168.1.10</text:p>
      <text:p text:style-name="P23">2016/08/14 13:51:10 <text:s text:c="14"/>IPV6: fe80::a67d:e56b:c779:7811</text:p>
      <text:p text:style-name="P23">2016/08/14 13:51:10 <text:s text:c="10"/>Discover: 192.168.1.10:0 -&gt; 255.255.255.255:1024</text:p>
      <text:p text:style-name="P23">2016/08/14 13:51:10 <text:s text:c="5"/>Received data: 60 bytes from 192.168.1.26:1024</text:p>
      <text:p text:style-name="P23">2016/08/14 13:51:10 </text:p>
      <text:p text:style-name="P23">2016/08/14 13:51:10 <text:s text:c="8"/>Board Type: HERMES</text:p>
      <text:p text:style-name="P23">2016/08/14 13:51:10 <text:s text:c="7"/>HPSDR Board: (0:4:a3:64:25:95)</text:p>
      <text:p text:style-name="P23">2016/08/14 13:51:10 <text:s text:c="5"/>Board Address: 192.168.1.26:1024</text:p>
      <text:p text:style-name="P23">2016/08/14 13:51:10 <text:s text:c="10"/>Protocol: 2.3</text:p>
      <text:p text:style-name="P23">2016/08/14 13:51:10 <text:s text:c="10"/>Firmware: 10.0</text:p>
      <text:p text:style-name="P23">2016/08/14 13:51:10 <text:s text:c="9"/>Receivers: 2</text:p>
      <text:p text:style-name="P23">2016/08/14 13:51:10 <text:s text:c="7"/>Freq. Input: Phase_word</text:p>
      <text:p text:style-name="P23">2016/08/14 13:51:10 <text:s text:c="12"/>Status: not running</text:p>
      <text:p text:style-name="P23">2016/08/14 13:51:10 <text:s text:c="6"/>Selected MAC: (0:4:a3:64:25:95) HERMES</text:p>
      <text:p text:style-name="P23">2016/08/14 13:51:10 <text:s text:c="13"/>Erase: 192.168.1.10:0 -&gt; 192.168.1.26:1024</text:p>
      <text:p text:style-name="P23">2016/08/14 13:51:10 <text:s text:c="5"/>Erase started: 60 bytes from 192.168.1.26:1024</text:p>
      <text:p text:style-name="P23">2016/08/14 13:51:22 <text:s text:c="4"/>Erase Finished: 60 bytes from 192.168.1.26:1024</text:p>
      <text:p text:style-name="P23">2016/08/14 13:51:22 <text:s text:c="4"/>Erase complete: </text:p>
      <text:p text:style-name="P23">2016/08/14 13:51:22 Program: 192.168.1.10:0 -&gt; 192.168.1.26:1024</text:p>
      <text:p text:style-name="P23">2016/08/14 13:51:22 <text:s text:c="6"/>Programming the HPSDR Board</text:p>
      <text:p text:style-name="P23">2016/08/14 13:51:22 <text:s text:c="4"/>Found rbf file: /home/dlarsen/Downloads/Hermes_16_bit_14_Aug.rbf</text:p>
      <text:p text:style-name="P23">2016/08/14 13:51:22 <text:s text:c="5"/>Size rbf file: 554487</text:p>
      <text:p text:style-name="P23">2016/08/14 13:51:22 Size rbf in memory: 554496</text:p>
      <text:p text:style-name="P23">2016/08/14 13:51:22 <text:s text:c="11"/>Packets: 2166</text:p>
      <text:p text:style-name="P23">2016/08/14 13:51:22 <text:s/></text:p>
      <text:p text:style-name="P23"><text:soft-page-break/>2016/08/14 13:51:22 <text:s text:c="5"/>Received data: sent 0 = rec 0, 60 bytes from 192.168.1.26:1024</text:p>
      <text:p text:style-name="P23">2016/08/14 13:51:22 <text:s text:c="5"/>Received data: sent 1 = rec 1, 60 bytes from 192.168.1.26:1024</text:p>
      <text:p text:style-name="P23">2016/08/14 13:51:22 <text:s text:c="5"/>Received data: sent 2 = rec 2, 60 bytes from 192.168.1.26:1024</text:p>
      <text:p text:style-name="P23">2016/08/14 13:51:22 <text:s text:c="5"/>Received data: sent 3 = rec 3, 60 bytes from 192.168.1.26:1024</text:p>
      <text:p text:style-name="P23">2016/08/14 13:51:22 <text:s text:c="5"/>Received data: sent 4 = rec 4, 60 bytes from 192.168.1.26:1024</text:p>
      <text:p text:style-name="P23">2016/08/14 13:51:22 <text:s text:c="5"/>Received data: sent 5 = rec 5, 60 bytes from 192.168.1.26:1024</text:p>
      <text:p text:style-name="P23">2016/08/14 13:51:22 <text:s text:c="5"/>Received data: sent 6 = rec 6, 60 bytes from 192.168.1.26:1024</text:p>
      <text:p text:style-name="P23">2016/08/14 13:51:22 <text:s text:c="5"/>Received data: sent 7 = rec 7, 60 bytes from 192.168.1.26:1024</text:p>
      <text:p text:style-name="P23">2016/08/14 13:51:22 <text:s text:c="5"/>Received data: sent 8 = rec 8, 60 bytes from 192.168.1.26:1024</text:p>
      <text:p text:style-name="P23">2016/08/14 13:51:22 <text:s text:c="5"/>Received data: sent 9 = rec 9, 60 bytes from 192.168.1.26:1024</text:p>
      <text:p text:style-name="P22">…</text:p>
      <text:p text:style-name="P23">2016/08/14 13:51:23 <text:s text:c="5"/>Received data: sent 2158 = rec 2158, 60 bytes from 192.168.1.26:1024</text:p>
      <text:p text:style-name="P23">2016/08/14 13:51:23 <text:s text:c="5"/>Received data: sent 2159 = rec 2159, 60 bytes from 192.168.1.26:1024</text:p>
      <text:p text:style-name="P23">2016/08/14 13:51:23 <text:s text:c="5"/>Received data: sent 2160 = rec 2160, 60 bytes from 192.168.1.26:1024</text:p>
      <text:p text:style-name="P23">2016/08/14 13:51:23 <text:s text:c="5"/>Received data: sent 2161 = rec 2161, 60 bytes from 192.168.1.26:1024</text:p>
      <text:p text:style-name="P23">2016/08/14 13:51:23 <text:s text:c="5"/>Received data: sent 2162 = rec 2162, 60 bytes from 192.168.1.26:1024</text:p>
      <text:p text:style-name="P23">2016/08/14 13:51:23 <text:s text:c="5"/>Received data: sent 2163 = rec 2163, 60 bytes from 192.168.1.26:1024</text:p>
      <text:p text:style-name="P23">2016/08/14 13:51:23 <text:s text:c="5"/>Received data: sent 2164 = rec 2164, 60 bytes from 192.168.1.26:1024</text:p>
      <text:p text:style-name="P23">2016/08/14 13:51:23 <text:s text:c="5"/>Received data: sent 2165 = rec 2165, 60 bytes from 192.168.1.26:1024</text:p>
      <text:p text:style-name="P23">2016/08/14 13:51:23 </text:p>
      <text:p text:style-name="P23"><text:s text:c="5"/>Program complete: </text:p>
      <text:p text:style-name="P29"/>
      <text:p text:style-name="P7">This would be the normal interface for regular updating of the firmware. </text:p>
      <text:p text:style-name="P7"/>
      <text:p text:style-name="P7"/>
      <text:p text:style-name="P7"/>
      <text:p text:style-name="P7">If for some reason you are having problems there is a debug switch with two output versions.</text:p>
      <text:p text:style-name="P7">The first is decimal mode as shown here.</text:p>
      <text:p text:style-name="P11"/>
      <text:p text:style-name="P30">$./HPSDRProgrammer_<text:span text:style-name="T7">cmd</text:span> <text:span text:style-name="T7">-index=3 -debug=dec</text:span></text:p>
      <text:p text:style-name="P29">2016/08/14 13:56:33 <text:s text:c="10"/>Computer: (00:1f:c6:7e:52:de)</text:p>
      <text:p text:style-name="P29">2016/08/14 13:56:33 <text:s text:c="16"/>OS: linux (amd64) 4 CPU(s)</text:p>
      <text:p text:style-name="P29">2016/08/14 13:56:33 <text:s text:c="10"/>Username: Dave Larsen (dlarsen) /home/dlarsen</text:p>
      <text:p text:style-name="P29">2016/08/14 13:56:33 <text:s text:c="14"/>IPV4: 192.168.1.10</text:p>
      <text:p text:style-name="P29">2016/08/14 13:56:33 <text:s text:c="14"/>IPV6: fe80::a67d:e56b:c779:7811</text:p>
      <text:p text:style-name="P29">2016/08/14 13:56:33 <text:s text:c="10"/>Discover: 192.168.1.10:0 -&gt; 255.255.255.255:1024</text:p>
      <text:p text:style-name="P29">2016/08/14 13:56:33 <text:s/>[0 0 0 0 2 0 0 0 0 0 0 0 0 0 0 0 0 0 0 0 0 0 0 0 0 0 0 0 0 0 0 0 0 0 0 0 0 0 0 0 0 0 0 0 0 0 0 0 0 0 0 0 0 0 0 0 0 0 0 0 0 0 0 0 0 0 0 0 0 0 0 0 0 0 0 0 0 0 0 0 0 0 0 0 0 0 0 0 0 0 0 0 0 0 0 0 0 0 0 0 0 0 0 0 0 0 0 0 0 0 0 0 0 0 0]</text:p>
      <text:p text:style-name="P29">2016/08/14 13:56:33 <text:s text:c="5"/>Received data: 60 bytes from 192.168.1.26:1024 <text:s text:c="2"/>[0 0 0 0 2 0 4 163 100 37 149 1 29 100 0 0 0 0 0 0 2 1 0 0 0 0 0 0 0 0 0 0 0 0 0 0 0 0 0 0 0 0 0 0 0 0 0 0 0 0 0 0 0 0 0 0 0 0 0 0]</text:p>
      <text:p text:style-name="P29">2016/08/14 13:56:33 </text:p>
      <text:p text:style-name="P29">2016/08/14 13:56:33 <text:s text:c="8"/>Board Type: HERMES</text:p>
      <text:p text:style-name="P29">2016/08/14 13:56:33 <text:s text:c="7"/>HPSDR Board: (0:4:a3:64:25:95)</text:p>
      <text:p text:style-name="P29">2016/08/14 13:56:33 <text:s text:c="5"/>Board Address: 192.168.1.26:1024</text:p>
      <text:p text:style-name="P29">2016/08/14 13:56:33 <text:s text:c="10"/>Protocol: 2.9</text:p>
      <text:p text:style-name="P29">2016/08/14 13:56:33 <text:s text:c="10"/>Firmware: 10.0</text:p>
      <text:p text:style-name="P29">2016/08/14 13:56:33 <text:s text:c="9"/>Receivers: 2</text:p>
      <text:p text:style-name="P29">2016/08/14 13:56:33 <text:s text:c="7"/>Freq. Input: Phase_word</text:p>
      <text:p text:style-name="P29">2016/08/14 13:56:33 <text:s text:c="12"/>Status: not running</text:p>
      <text:p text:style-name="P31"/>
      <text:p text:style-name="P7">The debug output shows the entire packet the address sent and the packet size. <text:s/>It <text:span text:style-name="T4">also</text:span> shows the packets received back from the boards. </text:p>
      <text:p text:style-name="P7"/>
      <text:p text:style-name="P9">The other mode is hex mode as shown here. <text:s/>Both example are the board discovery.</text:p>
      <text:p text:style-name="P12"/>
      <text:p text:style-name="P12"/>
      <text:p text:style-name="P12"><text:soft-page-break/>$./HPSDRProgrammer_<text:span text:style-name="T7">cmd</text:span> -in<text:span text:style-name="T7">dex=3</text:span> <text:s/>-debug=hex </text:p>
      <text:p text:style-name="P33">2016/08/14 13:57:53 <text:s text:c="10"/>Computer: (00:1f:c6:7e:52:de)</text:p>
      <text:p text:style-name="P33">2016/08/14 13:57:53 <text:s text:c="16"/>OS: linux (amd64) 4 CPU(s)</text:p>
      <text:p text:style-name="P33">2016/08/14 13:57:53 <text:s text:c="10"/>Username: Dave Larsen (dlarsen) /home/dlarsen</text:p>
      <text:p text:style-name="P33">2016/08/14 13:57:53 <text:s text:c="14"/>IPV4: 192.168.1.10</text:p>
      <text:p text:style-name="P33">2016/08/14 13:57:53 <text:s text:c="14"/>IPV6: fe80::a67d:e56b:c779:7811</text:p>
      <text:p text:style-name="P33">2016/08/14 13:57:53 <text:s text:c="10"/>Discover: 192.168.1.10:0 -&gt; 255.255.255.255:1024</text:p>
      <text:p text:style-name="P33">2016/08/14 13:57:53 <text:s/>00000000020000000000000000000000000000000000000000000000000000000000000000000000000000000000000000000000000000000000000000000000000000000000000000000000000000000000000000000000000000000000000000000000000000000000000000000000000000</text:p>
      <text:p text:style-name="P33">2016/08/14 13:57:53 <text:s text:c="5"/>Received data: 60 bytes from 192.168.1.26:1024 <text:s text:c="2"/>00000000020004a3642595011d6400000000000002010000000000000000000000000000000000000000000000000000000000000000000000000000</text:p>
      <text:p text:style-name="P33">2016/08/14 13:57:53 </text:p>
      <text:p text:style-name="P33">2016/08/14 13:57:53 <text:s text:c="8"/>Board Type: HERMES</text:p>
      <text:p text:style-name="P33">2016/08/14 13:57:53 <text:s text:c="7"/>HPSDR Board: (0:4:a3:64:25:95)</text:p>
      <text:p text:style-name="P33">2016/08/14 13:57:53 <text:s text:c="5"/>Board Address: 192.168.1.26:1024</text:p>
      <text:p text:style-name="P33">2016/08/14 13:57:53 <text:s text:c="10"/>Protocol: 2.9</text:p>
      <text:p text:style-name="P33">2016/08/14 13:57:53 <text:s text:c="10"/>Firmware: 10.0</text:p>
      <text:p text:style-name="P33">2016/08/14 13:57:53 <text:s text:c="9"/>Receivers: 2</text:p>
      <text:p text:style-name="P33">2016/08/14 13:57:53 <text:s text:c="7"/>Freq. Input: Phase_word</text:p>
      <text:p text:style-name="P33">2016/08/14 13:57:53 <text:s text:c="12"/>Status: not running</text:p>
      <text:p text:style-name="P12"/>
      <text:p text:style-name="P12"/>
      <text:p text:style-name="P9">We can save these switch settings for reuse in repetitive tasks. <text:s/>The most common method is -save=default <text:s/>this will save to a file HPSDRProgrammer_<text:span text:style-name="T10">cmd</text:span>.json file in the current working directory. <text:s/>Here is a example saving the interface and debug settings.</text:p>
      <text:p text:style-name="P12"/>
      <text:p text:style-name="P12">./HPSDRProgrammer_<text:span text:style-name="T10">cmd</text:span> -interface=eth1 <text:s/>-debug=hex <text:s/>-save=default </text:p>
      <text:p text:style-name="P12">Discovery </text:p>
      <text:p text:style-name="P12">sent : 255.255.255.255:1024: effe0200000000000000000000000000000000000000000000000000000000000000000000000000000000000000000000000000000000000000000000000000 : length=64 </text:p>
      <text:p text:style-name="P12"><text:s/></text:p>
      <text:p text:style-name="P12">received : 192.168.1.22:1024: effe020004a3d3a1941d000000000000000000000000000000000000000000000000000000000000000000000000000000000000000000000000000000000000 : length=64 </text:p>
      <text:p text:style-name="P12"><text:s/></text:p>
      <text:p text:style-name="P12">received : 192.168.1.28:1024: effe020004a36425951f010101010101010101010101010101010101010101010101010101010101010101010101010101010101010101010101010100000000 : length=64 </text:p>
      <text:p text:style-name="P12"/>
      <text:p text:style-name="P9">Now we can the following command and note that interface and debug use the values in the default file.</text:p>
      <text:p text:style-name="P12"/>
      <text:p text:style-name="P12"/>
      <text:p text:style-name="P32"><text:soft-page-break/>$./<text:span text:style-name="T10">HPSDRProgrammer_cmd -load=default -settings=show</text:span></text:p>
      <text:p text:style-name="P33">2016/08/14 14:01:58 <text:s text:c="4"/>Saved Settings: </text:p>
      <text:p text:style-name="P33">2016/08/14 14:01:58 <text:s text:c="9"/>Interface: none</text:p>
      <text:p text:style-name="P33">2016/08/14 14:01:58 <text:s text:c="13"/>Index: 3</text:p>
      <text:p text:style-name="P33">2016/08/14 14:01:58 <text:s text:c="10"/>Filename: HPSDRProgrammer_cmd.json</text:p>
      <text:p text:style-name="P33">2016/08/14 14:01:58 <text:s text:c="6"/>Selected MAC: (none)</text:p>
      <text:p text:style-name="P33">2016/08/14 14:01:58 <text:s text:c="12"/>SetRBF: none</text:p>
      <text:p text:style-name="P33">2016/08/14 14:01:58 <text:s text:c="13"/>Debug: hex</text:p>
      <text:p text:style-name="P33">2016/08/14 14:01:58 <text:s text:c="12"/>Ddelay: 8</text:p>
      <text:p text:style-name="P33">2016/08/14 14:01:58 <text:s text:c="12"/>Edelay: 60</text:p>
      <text:p text:style-name="P33">2016/08/14 14:01:58 <text:s text:c="5"/>Temp settings: </text:p>
      <text:p text:style-name="P33">2016/08/14 14:01:58 <text:s text:c="10"/>Settings: show</text:p>
      <text:p text:style-name="P33">2016/08/14 14:01:58 <text:s text:c="13"/>SetIP: none</text:p>
      <text:p text:style-name="P33">2016/08/14 14:01:58 <text:s text:c="14"/>Save: none</text:p>
      <text:p text:style-name="P33">2016/08/14 14:01:58 <text:s text:c="14"/>Load: default</text:p>
      <text:p text:style-name="P33">2016/08/14 14:01:58 <text:s text:c="10"/>Computer: (00:1f:c6:7e:52:de)</text:p>
      <text:p text:style-name="P33">2016/08/14 14:01:58 <text:s text:c="16"/>OS: linux (amd64) 4 CPU(s)</text:p>
      <text:p text:style-name="P33">2016/08/14 14:01:58 <text:s text:c="10"/>Username: Dave Larsen (dlarsen) /home/dlarsen</text:p>
      <text:p text:style-name="P33">2016/08/14 14:01:58 <text:s text:c="14"/>IPV4: 192.168.1.10</text:p>
      <text:p text:style-name="P33">2016/08/14 14:01:58 <text:s text:c="14"/>IPV6: fe80::a67d:e56b:c779:7811</text:p>
      <text:p text:style-name="P33">2016/08/14 14:01:58 <text:s text:c="10"/>Discover: 192.168.1.10:0 -&gt; 255.255.255.255:1024</text:p>
      <text:p text:style-name="P33">2016/08/14 14:01:58 <text:s/>00000000020000000000000000000000000000000000000000000000000000000000000000000000000000000000000000000000000000000000000000000000000000000000000000000000000000000000000000000000000000000000000000000000000000000000000000000000000000</text:p>
      <text:p text:style-name="P33">2016/08/14 14:01:58 <text:s text:c="5"/>Received data: 60 bytes from 192.168.1.26:1024 <text:s text:c="2"/>00000000020004a3642595011d6400000000000002010000000000000000000000000000000000000000000000000000000000000000000000000000</text:p>
      <text:p text:style-name="P33">2016/08/14 14:01:58 </text:p>
      <text:p text:style-name="P33">2016/08/14 14:01:58 <text:s text:c="8"/>Board Type: HERMES</text:p>
      <text:p text:style-name="P33">2016/08/14 14:01:58 <text:s text:c="7"/>HPSDR Board: (0:4:a3:64:25:95)</text:p>
      <text:p text:style-name="P33">2016/08/14 14:01:58 <text:s text:c="5"/>Board Address: 192.168.1.26:1024</text:p>
      <text:p text:style-name="P33">2016/08/14 14:01:58 <text:s text:c="10"/>Protocol: 2.9</text:p>
      <text:p text:style-name="P33">2016/08/14 14:01:58 <text:s text:c="10"/>Firmware: 10.0</text:p>
      <text:p text:style-name="P33">2016/08/14 14:01:58 <text:s text:c="9"/>Receivers: 2</text:p>
      <text:p text:style-name="P33">2016/08/14 14:01:58 <text:s text:c="7"/>Freq. Input: Phase_word</text:p>
      <text:p text:style-name="P33">2016/08/14 14:01:58 <text:s text:c="12"/>Status: not running</text:p>
      <text:p text:style-name="P31"><text:s/></text:p>
      <text:p text:style-name="P31">received : 192.168.1.22:1024: effe020004a3d3a1941d000000000000000000000000000000000000000000000000000000000000000000000000000000000000000000000000000000000000 : length=64 </text:p>
      <text:p text:style-name="P31"/>
      <text:p text:style-name="P18">And this is a example of load the mymetis.json file. <text:s/>Note that only some the the setting can be saved the temp settings can not be save to avoid mistakenly changing or programming your board.</text:p>
      <text:p text:style-name="P31"/>
      <text:p text:style-name="P31"/>
      <text:p text:style-name="P31">$./CmdHPSDRProgrammer <text:s/>-debug=hex <text:s/>-load=mymetis.json -settings=show </text:p>
      <text:p text:style-name="P31"><text:s text:c="4"/>Saved Settings: </text:p>
      <text:p text:style-name="P31"><text:s text:c="9"/>Interface: eth1 </text:p>
      <text:p text:style-name="P31"><text:s text:c="10"/>Filename: mymetis.json </text:p>
      <text:p text:style-name="P31"><text:s text:c="6"/>Selected MAC: (none) </text:p>
      <text:p text:style-name="P31"><text:s text:c="12"/>SetRBF: none </text:p>
      <text:p text:style-name="P31"><text:s text:c="13"/>Debug: hex </text:p>
      <text:p text:style-name="P31"><text:s text:c="12"/>Ddelay: 2 </text:p>
      <text:p text:style-name="P31"/>
      <text:p text:style-name="P31"><text:s text:c="5"/>Temp settings: </text:p>
      <text:p text:style-name="P31"><text:s text:c="10"/>Settings: show </text:p>
      <text:p text:style-name="P31"><text:s text:c="13"/>SetIP: none </text:p>
      <text:p text:style-name="P31"><text:s text:c="14"/>Save: none </text:p>
      <text:p text:style-name="P31"><text:s text:c="14"/>Load: mymetis.json </text:p>
      <text:p text:style-name="P31"><text:soft-page-break/></text:p>
      <text:p text:style-name="P31">Discovery </text:p>
      <text:p text:style-name="P31">sent : 255.255.255.255:1024: effe0200000000000000000000000000000000000000000000000000000000000000000000000000000000000000000000000000000000000000000000000000 : length=64 </text:p>
      <text:p text:style-name="P31"><text:s/></text:p>
      <text:p text:style-name="P31">received : 192.168.1.28:1024: effe020004a36425951f010101010101010101010101010101010101010101010101010101010101010101010101010101010101010101010101010100000000 : length=64 </text:p>
      <text:p text:style-name="P31"><text:s/></text:p>
      <text:p text:style-name="P31">received : 192.168.1.22:1024: effe020004a3d3a1941d000000000000000000000000000000000000000000000000000000000000000000000000000000000000000000000000000000000000 : length=64 </text:p>
      <text:p text:style-name="P15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0066ff" draw:opacity="100%"/>
      <style:paragraph-properties fo:text-align="center" style:justify-single-word="false" fo:background-color="#0066ff"/>
      <style:text-properties fo:color="#ffffff" style:font-name="Liberation Sans" fo:font-size="14pt" officeooo:rsid="000ce028" officeooo:paragraph-rsid="000ce028" style:font-size-asian="14pt" style:font-size-complex="14pt"/>
    </style:style>
    <style:style style:name="MT1" style:family="text">
      <style:text-properties officeooo:rsid="0014ed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PSDRProgrammer_<text:span text:style-name="MT1">cmd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Larsen</meta:initial-creator>
    <meta:creation-date>2015-01-25T15:31:43.072347202</meta:creation-date>
    <dc:date>2016-08-14T14:03:33.623004600</dc:date>
    <meta:editing-duration>PT19M15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7" meta:paragraph-count="245" meta:word-count="1890" meta:character-count="15880" meta:non-whitespace-character-count="12718"/>
  </office:meta>
</office:document-meta>
</file>